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429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3.808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099cm"/>
    </style:style>
    <style:style style:name="co13" style:family="table-column">
      <style:table-column-properties fo:break-before="auto" style:column-width="1.254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1.15cm"/>
    </style:style>
    <style:style style:name="co17" style:family="table-column">
      <style:table-column-properties fo:break-before="auto" style:column-width="1.457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1.275cm"/>
    </style:style>
    <style:style style:name="co20" style:family="table-column">
      <style:table-column-properties fo:break-before="auto" style:column-width="4.93cm"/>
    </style:style>
    <style:style style:name="co21" style:family="table-column">
      <style:table-column-properties fo:break-before="auto" style:column-width="4.366cm"/>
    </style:style>
    <style:style style:name="co22" style:family="table-column">
      <style:table-column-properties fo:break-before="auto" style:column-width="2.607cm"/>
    </style:style>
    <style:style style:name="co23" style:family="table-column">
      <style:table-column-properties fo:break-before="auto" style:column-width="4.165cm"/>
    </style:style>
    <style:style style:name="co24" style:family="table-column">
      <style:table-column-properties fo:break-before="auto" style:column-width="1.88cm"/>
    </style:style>
    <style:style style:name="co25" style:family="table-column">
      <style:table-column-properties fo:break-before="auto" style:column-width="2.004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2.693cm"/>
    </style:style>
    <style:style style:name="co30" style:family="table-column">
      <style:table-column-properties fo:break-before="auto" style:column-width="1.621cm"/>
    </style:style>
    <style:style style:name="co31" style:family="table-column">
      <style:table-column-properties fo:break-before="auto" style:column-width="2.992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872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1.776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466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5.172cm"/>
    </style:style>
    <style:style style:name="co57" style:family="table-column">
      <style:table-column-properties fo:break-before="auto" style:column-width="2.776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1.766cm"/>
    </style:style>
    <style:style style:name="co62" style:family="table-column">
      <style:table-column-properties fo:break-before="auto" style:column-width="2.041cm"/>
    </style:style>
    <style:style style:name="co63" style:family="table-column">
      <style:table-column-properties fo:break-before="auto" style:column-width="1.215cm"/>
    </style:style>
    <style:style style:name="co64" style:family="table-column">
      <style:table-column-properties fo:break-before="auto" style:column-width="3.246cm"/>
    </style:style>
    <style:style style:name="co65" style:family="table-column">
      <style:table-column-properties fo:break-before="auto" style:column-width="6.731cm"/>
    </style:style>
    <style:style style:name="co66" style:family="table-column">
      <style:table-column-properties fo:break-before="auto" style:column-width="2.903cm"/>
    </style:style>
    <style:style style:name="co67" style:family="table-column">
      <style:table-column-properties fo:break-before="auto" style:column-width="2.528cm"/>
    </style:style>
    <style:style style:name="co68" style:family="table-column">
      <style:table-column-properties fo:break-before="auto" style:column-width="7.722cm"/>
    </style:style>
    <style:style style:name="co69" style:family="table-column">
      <style:table-column-properties fo:break-before="auto" style:column-width="1.397cm"/>
    </style:style>
    <style:style style:name="co70" style:family="table-column">
      <style:table-column-properties fo:break-before="auto" style:column-width="3.531cm"/>
    </style:style>
    <style:style style:name="co71" style:family="table-column">
      <style:table-column-properties fo:break-before="auto" style:column-width="4.32cm"/>
    </style:style>
    <style:style style:name="co72" style:family="table-column">
      <style:table-column-properties fo:break-before="auto" style:column-width="1.325cm"/>
    </style:style>
    <style:style style:name="co73" style:family="table-column">
      <style:table-column-properties fo:break-before="auto" style:column-width="1.302cm"/>
    </style:style>
    <style:style style:name="co74" style:family="table-column">
      <style:table-column-properties fo:break-before="auto" style:column-width="1.789cm"/>
    </style:style>
    <style:style style:name="co75" style:family="table-column">
      <style:table-column-properties fo:break-before="auto" style:column-width="1.351cm"/>
    </style:style>
    <style:style style:name="co76" style:family="table-column">
      <style:table-column-properties fo:break-before="auto" style:column-width="2.014cm"/>
    </style:style>
    <style:style style:name="co77" style:family="table-column">
      <style:table-column-properties fo:break-before="auto" style:column-width="1.794cm"/>
    </style:style>
    <style:style style:name="co78" style:family="table-column">
      <style:table-column-properties fo:break-before="auto" style:column-width="1.759cm"/>
    </style:style>
    <style:style style:name="co79" style:family="table-column">
      <style:table-column-properties fo:break-before="auto" style:column-width="0.984cm"/>
    </style:style>
    <style:style style:name="co80" style:family="table-column">
      <style:table-column-properties fo:break-before="auto" style:column-width="0.885cm"/>
    </style:style>
    <style:style style:name="co81" style:family="table-column">
      <style:table-column-properties fo:break-before="auto" style:column-width="0.956cm"/>
    </style:style>
    <style:style style:name="co82" style:family="table-column">
      <style:table-column-properties fo:break-before="auto" style:column-width="2.545cm"/>
    </style:style>
    <style:style style:name="co83" style:family="table-column">
      <style:table-column-properties fo:break-before="auto" style:column-width="11.377cm"/>
    </style:style>
    <style:style style:name="co84" style:family="table-column">
      <style:table-column-properties fo:break-before="auto" style:column-width="15.18cm"/>
    </style:style>
    <style:style style:name="co85" style:family="table-column">
      <style:table-column-properties fo:break-before="auto" style:column-width="5.53cm"/>
    </style:style>
    <style:style style:name="co86" style:family="table-column">
      <style:table-column-properties fo:break-before="auto" style:column-width="0.981cm"/>
    </style:style>
    <style:style style:name="co87" style:family="table-column">
      <style:table-column-properties fo:break-before="auto" style:column-width="4.59cm"/>
    </style:style>
    <style:style style:name="co88" style:family="table-column">
      <style:table-column-properties fo:break-before="auto" style:column-width="2.635cm"/>
    </style:style>
    <style:style style:name="co89" style:family="table-column">
      <style:table-column-properties fo:break-before="auto" style:column-width="4.404cm"/>
    </style:style>
    <style:style style:name="co90" style:family="table-column">
      <style:table-column-properties fo:break-before="auto" style:column-width="0.744cm"/>
    </style:style>
    <style:style style:name="co91" style:family="table-column">
      <style:table-column-properties fo:break-before="auto" style:column-width="5.734cm"/>
    </style:style>
    <style:style style:name="co92" style:family="table-column">
      <style:table-column-properties fo:break-before="auto" style:column-width="5.495cm"/>
    </style:style>
    <style:style style:name="co93" style:family="table-column">
      <style:table-column-properties fo:break-before="auto" style:column-width="5.928cm"/>
    </style:style>
    <style:style style:name="co94" style:family="table-column">
      <style:table-column-properties fo:break-before="auto" style:column-width="1.57cm"/>
    </style:style>
    <style:style style:name="co95" style:family="table-column">
      <style:table-column-properties fo:break-before="auto" style:column-width="6.897cm"/>
    </style:style>
    <style:style style:name="co96" style:family="table-column">
      <style:table-column-properties fo:break-before="auto" style:column-width="0.958cm"/>
    </style:style>
    <style:style style:name="co97" style:family="table-column">
      <style:table-column-properties fo:break-before="auto" style:column-width="5.368cm"/>
    </style:style>
    <style:style style:name="co98" style:family="table-column">
      <style:table-column-properties fo:break-before="auto" style:column-width="10.552cm"/>
    </style:style>
    <style:style style:name="co99" style:family="table-column">
      <style:table-column-properties fo:break-before="auto" style:column-width="0.893cm"/>
    </style:style>
    <style:style style:name="co100" style:family="table-column">
      <style:table-column-properties fo:break-before="auto" style:column-width="3.348cm"/>
    </style:style>
    <style:style style:name="co101" style:family="table-column">
      <style:table-column-properties fo:break-before="auto" style:column-width="4.225cm"/>
    </style:style>
    <style:style style:name="co102" style:family="table-column">
      <style:table-column-properties fo:break-before="auto" style:column-width="7.428cm"/>
    </style:style>
    <style:style style:name="co103" style:family="table-column">
      <style:table-column-properties fo:break-before="auto" style:column-width="0.764cm"/>
    </style:style>
    <style:style style:name="co104" style:family="table-column">
      <style:table-column-properties fo:break-before="auto" style:column-width="6.56cm"/>
    </style:style>
    <style:style style:name="co105" style:family="table-column">
      <style:table-column-properties fo:break-before="auto" style:column-width="1.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3.993cm"/>
    </style:style>
    <style:style style:name="co108" style:family="table-column">
      <style:table-column-properties fo:break-before="auto" style:column-width="2.464cm"/>
    </style:style>
    <style:style style:name="co109" style:family="table-column">
      <style:table-column-properties fo:break-before="auto" style:column-width="25.853cm"/>
    </style:style>
    <style:style style:name="co110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854cm"/>
    </style:style>
    <style:style style:name="co114" style:family="table-column">
      <style:table-column-properties fo:break-before="auto" style:column-width="1.459cm"/>
    </style:style>
    <style:style style:name="co115" style:family="table-column">
      <style:table-column-properties fo:break-before="auto" style:column-width="1.656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845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665cm"/>
    </style:style>
    <style:style style:name="co123" style:family="table-column">
      <style:table-column-properties fo:break-before="auto" style:column-width="2.575cm"/>
    </style:style>
    <style:style style:name="co124" style:family="table-column">
      <style:table-column-properties fo:break-before="auto" style:column-width="2.11cm"/>
    </style:style>
    <style:style style:name="co125" style:family="table-column">
      <style:table-column-properties fo:break-before="auto" style:column-width="2.157cm"/>
    </style:style>
    <style:style style:name="co126" style:family="table-column">
      <style:table-column-properties fo:break-before="auto" style:column-width="1.201cm"/>
    </style:style>
    <style:style style:name="co127" style:family="table-column">
      <style:table-column-properties fo:break-before="auto" style:column-width="4.658cm"/>
    </style:style>
    <style:style style:name="co128" style:family="table-column">
      <style:table-column-properties fo:break-before="auto" style:column-width="1.84cm"/>
    </style:style>
    <style:style style:name="co129" style:family="table-column">
      <style:table-column-properties fo:break-before="auto" style:column-width="1.498cm"/>
    </style:style>
    <style:style style:name="co130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718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575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5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5cm" fo:break-before="auto" style:use-optimal-row-height="false"/>
    </style:style>
    <style:style style:name="ro19" style:family="table-row">
      <style:table-row-properties style:row-height="0.575cm" fo:break-before="auto" style:use-optimal-row-height="false"/>
    </style:style>
    <style:style style:name="ro20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ro22" style:family="table-row">
      <style:table-row-properties style:row-height="0.728cm" fo:break-before="auto" style:use-optimal-row-height="true"/>
    </style:style>
    <style:style style:name="ro23" style:family="table-row">
      <style:table-row-properties style:row-height="0.591cm" fo:break-before="auto" style:use-optimal-row-height="false"/>
    </style:style>
    <style:style style:name="ro24" style:family="table-row">
      <style:table-row-properties style:row-height="0.499cm" fo:break-before="auto" style:use-optimal-row-height="false"/>
    </style:style>
    <style:style style:name="ro25" style:family="table-row">
      <style:table-row-properties style:row-height="0.471cm" fo:break-before="auto" style:use-optimal-row-height="true"/>
    </style:style>
    <style:style style:name="ro26" style:family="table-row">
      <style:table-row-properties style:row-height="0.624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503cm" fo:break-before="auto" style:use-optimal-row-height="false"/>
    </style:style>
    <style:style style:name="ro29" style:family="table-row">
      <style:table-row-properties style:row-height="0.57cm" fo:break-before="auto" style:use-optimal-row-height="true"/>
    </style:style>
    <style:style style:name="ro30" style:family="table-row">
      <style:table-row-properties style:row-height="0.46cm" fo:break-before="auto" style:use-optimal-row-height="false"/>
    </style:style>
    <style:style style:name="ro31" style:family="table-row">
      <style:table-row-properties style:row-height="0.919cm" fo:break-before="auto" style:use-optimal-row-height="true"/>
    </style:style>
    <style:style style:name="ro32" style:family="table-row">
      <style:table-row-properties style:row-height="1.801cm" fo:break-before="auto" style:use-optimal-row-height="true"/>
    </style:style>
    <style:style style:name="ro33" style:family="table-row">
      <style:table-row-properties style:row-height="1.378cm" fo:break-before="auto" style:use-optimal-row-height="true"/>
    </style:style>
    <style:style style:name="ro34" style:family="table-row">
      <style:table-row-properties style:row-height="1.36cm" fo:break-before="auto" style:use-optimal-row-height="true"/>
    </style:style>
    <style:style style:name="ro35" style:family="table-row">
      <style:table-row-properties style:row-height="2.237cm" fo:break-before="auto" style:use-optimal-row-height="true"/>
    </style:style>
    <style:style style:name="ro36" style:family="table-row">
      <style:table-row-properties style:row-height="0.804cm" fo:break-before="auto" style:use-optimal-row-height="true"/>
    </style:style>
    <style:style style:name="ro37" style:family="table-row">
      <style:table-row-properties style:row-height="0.536cm" fo:break-before="auto" style:use-optimal-row-height="true"/>
    </style:style>
    <style:style style:name="ro38" style:family="table-row">
      <style:table-row-properties style:row-height="0.958cm" fo:break-before="auto" style:use-optimal-row-height="true"/>
    </style:style>
    <style:style style:name="ro39" style:family="table-row">
      <style:table-row-properties style:row-height="2.339cm" fo:break-before="auto" style:use-optimal-row-height="true"/>
    </style:style>
    <style:style style:name="ro40" style:family="table-row">
      <style:table-row-properties style:row-height="1.879cm" fo:break-before="auto" style:use-optimal-row-height="true"/>
    </style:style>
    <style:style style:name="ro41" style:family="table-row">
      <style:table-row-properties style:row-height="1.418cm" fo:break-before="auto" style:use-optimal-row-height="true"/>
    </style:style>
    <style:style style:name="ro42" style:family="table-row">
      <style:table-row-properties style:row-height="0.316cm" fo:break-before="auto" style:use-optimal-row-height="false"/>
    </style:style>
    <style:style style:name="ro43" style:family="table-row">
      <style:table-row-properties style:row-height="0.547cm" fo:break-before="auto" style:use-optimal-row-height="true"/>
    </style:style>
    <style:style style:name="ro44" style:family="table-row">
      <style:table-row-properties style:row-height="0.545cm" fo:break-before="auto" style:use-optimal-row-height="true"/>
    </style:style>
    <style:style style:name="ro45" style:family="table-row">
      <style:table-row-properties style:row-height="1.025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ro47" style:family="table-row">
      <style:table-row-properties style:row-height="0.462cm" fo:break-before="auto" style:use-optimal-row-height="true"/>
    </style:style>
    <style:style style:name="ro48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5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1"/>
    </style:style>
    <style:style style:name="ce13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9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9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fo:border="0.74pt solid #000000" fo:padding-bottom="0.071cm" fo:padding-left="0cm" fo:padding-right="0cm" fo:padding-top="0.071cm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3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389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854" style:family="table-cell" style:parent-style-name="Default"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71cm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71cm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71cm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6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71cm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71cm" fo:border-right="0.74pt solid #000000" fo:border-top="0.74pt solid #000000" style:vertical-align="middle"/>
      <style:text-properties style:font-name="Noto Sans1"/>
    </style:style>
    <style:style style:name="ce964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71cm" style:vertical-align="middle"/>
      <style:text-properties style:font-name="Noto Sans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2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71cm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78" style:family="table-cell" style:parent-style-name="Default">
      <style:table-cell-properties fo:border-bottom="2.24pt solid #000000" fo:wrap-option="wrap" fo:border-left="0.74pt solid #000000" fo:padding="0.071cm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71cm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71cm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2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2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4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771" style:family="table-cell" style:parent-style-name="Default">
      <style:table-cell-properties fo:border="0.74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71cm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71cm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71cm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71cm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  <style:text-properties style:font-name="Noto Sans1"/>
    </style:style>
    <style:style style:name="ce1485" style:family="table-cell" style:parent-style-name="Default">
      <style:table-cell-properties fo:padding="0.071cm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81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81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8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2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9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9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3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3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38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1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457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504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5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5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5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5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5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58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59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0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2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37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19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1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1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1"/>
    </style:style>
    <style:style style:name="ce2629" style:family="table-cell" style:parent-style-name="Default">
      <style:table-cell-properties fo:wrap-option="wrap" style:vertical-align="middle"/>
      <style:text-properties style:font-name="Noto Sans1"/>
    </style:style>
    <style:style style:name="ce2750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1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760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1" fo:font-weight="bold"/>
    </style:style>
    <style:style style:name="ce2763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1" fo:font-weight="normal"/>
    </style:style>
    <style:style style:name="ce2765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1" fo:font-weight="bold"/>
    </style:style>
    <style:style style:name="ce2767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69" style:family="table-cell" style:parent-style-name="Default">
      <style:text-properties style:font-name="Noto Sans1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3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4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45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4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4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3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248" office:value-type="string" calcext:value-type="string" table:number-columns-spanned="2" table:number-rows-spanned="1">
            <text:p>Fegyver ellen</text:p>
          </table:table-cell>
          <table:covered-table-cell table:style-name="ce294"/>
          <table:table-cell table:style-name="ce276" office:value-type="string" calcext:value-type="string" table:number-columns-spanned="2" table:number-rows-spanned="1">
            <text:p>Energia ellen</text:p>
          </table:table-cell>
          <table:covered-table-cell table:style-name="ce294"/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215" table:content-validation-name="val16" table:formula="of:=[$Harcértékek.$G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07" table:content-validation-name="val16" table:formula="of:=[$Harcértékek.$H$7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3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3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Default" table:number-columns-repeated="6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12" table:content-validation-name="val9" office:value-type="string" calcext:value-type="string">
            <text:p>Tám/kör</text:p>
          </table:table-cell>
          <table:table-cell table:style-name="ce112" office:value-type="string" calcext:value-type="string">
            <text:p>TÉ/CÉ</text:p>
          </table:table-cell>
          <table:table-cell table:style-name="ce112" office:value-type="string" calcext:value-type="string">
            <text:p>VÉ/Osztó</text:p>
          </table:table-cell>
          <table:table-cell table:style-name="ce112" office:value-type="string" calcext:value-type="string">
            <text:p>SP</text:p>
          </table:table-cell>
          <table:table-cell table:style-name="ce11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52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4" calcext:value-type="float">
            <text:p>4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Default" table:number-columns-repeated="3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7" calcext:value-type="float">
            <text:p>7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Default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45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45" table:number-columns-repeated="16358"/>
        </table:table-row>
        <table:table-row table:style-name="ro6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8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22];tavolsagi_fegyverek_all;3;0)" office:value-type="string" office:string-value="" calcext:value-type="error">
            <text:p>#N/A</text:p>
          </table:table-cell>
          <table:table-cell table:style-name="ce1244" table:formula="of:=ROUNDUP([.$L$22]/[.$O$22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2" table:number-columns-spanned="10" table:number-rows-spanned="2"/>
          <table:covered-table-cell table:number-columns-repeated="2" table:style-name="ce30"/>
          <table:covered-table-cell table:number-columns-repeated="7" table:style-name="ce632"/>
          <table:table-cell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2"/>
          <table:covered-table-cell table:number-columns-repeated="9" table:style-name="ce30"/>
          <table:table-cell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9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291" table:content-validation-name="val25" table:formula="of:=VLOOKUP([.$M25];tavharc_szorzo_mozgas_all;4;0)" office:value-type="float" office:value="1" calcext:value-type="float">
            <text:p>1</text:p>
          </table:table-cell>
          <table:table-cell table:style-name="ce380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291" table:content-validation-name="val25" table:formula="of:=VLOOKUP([.$M27];tavharc_szorzo_lovesz_mozgas_all;4;0)" office:value-type="float" office:value="0" calcext:value-type="float">
            <text:p>0</text:p>
          </table:table-cell>
          <table:table-cell table:style-name="ce385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95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28+(4*[Alapértékek.$C$20])" office:value-type="float" office:value="16" calcext:value-type="float">
            <text:p>16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290" office:value-type="string" calcext:value-type="string" table:number-columns-spanned="2" table:number-rows-spanned="1">
            <text:p><text:s/>Manőver Alap</text:p>
          </table:table-cell>
          <table:covered-table-cell table:style-name="Default"/>
          <table:table-cell table:style-name="ce899" table:content-validation-name="val21" table:formula="of:=ROUNDUP([$Harcértékek.I3]/[$Data.C33])" office:value-type="float" office:value="0" calcext:value-type="float">
            <text:p>0</text:p>
          </table:table-cell>
          <table:table-cell table:style-name="ce952"/>
          <table:table-cell table:style-name="ce1291" table:content-validation-name="val25" table:formula="of:=VLOOKUP([.$M29];tavharc_szorzo_meret_all;4;0)" office:value-type="float" office:value="0" calcext:value-type="float">
            <text:p>0</text:p>
          </table:table-cell>
          <table:table-cell table:style-name="ce380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Default" table:number-columns-repeated="3"/>
          <table:table-cell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91" office:value-type="string" calcext:value-type="string" table:number-columns-spanned="2" table:number-rows-spanned="1">
            <text:p><text:s/>Max Manőver Pont</text:p>
          </table:table-cell>
          <table:covered-table-cell table:style-name="Default"/>
          <table:table-cell table:style-name="ce900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1291" table:content-validation-name="val25" table:formula="of:=VLOOKUP([.$M31];tavharc_szorzo_eszlelhetoseg_all;4;0)" office:value-type="float" office:value="0" calcext:value-type="float">
            <text:p>0</text:p>
          </table:table-cell>
          <table:table-cell table:style-name="ce385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3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ce292" office:value-type="string" calcext:value-type="string" table:number-columns-spanned="2" table:number-rows-spanned="1">
            <text:p><text:s/>Akt Manőver Pont</text:p>
          </table:table-cell>
          <table:covered-table-cell table:style-name="Default"/>
          <table:table-cell table:style-name="ce907" table:content-validation-name="val23" office:value-type="float" office:value="0" calcext:value-type="float">
            <text:p>0</text:p>
          </table:table-cell>
          <table:table-cell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3"/>
          <table:table-cell/>
          <table:table-cell table:style-name="ce1291" table:content-validation-name="val25" table:formula="of:=VLOOKUP([.$M33];tavharc_szorzo_szel_all;4;0)" office:value-type="float" office:value="0" calcext:value-type="float">
            <text:p>0</text:p>
          </table:table-cell>
          <table:table-cell table:style-name="ce385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3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3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2"/>
          <table:table-cell table:number-columns-repeated="2"/>
          <table:table-cell table:style-name="ce1094" table:content-validation-name="val26" office:value-type="float" office:value="0" calcext:value-type="float">
            <text:p>0</text:p>
          </table:table-cell>
          <table:table-cell table:style-name="ce389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25]+[.L27]+[.L29]+[.L31]+[.L33]+[.L35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3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 table:style-name="Default" table:number-columns-repeated="3"/>
          <table:table-cell table:number-columns-repeated="2"/>
          <table:table-cell table:style-name="ce1102" table:formula="of:=VLOOKUP([.$M$22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37]*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4">
          <table:table-cell/>
          <table:table-cell table:style-name="Default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 table:style-name="ce27"/>
          <table:table-cell table:style-name="Default" table:number-columns-repeated="2"/>
          <table:table-cell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39]-[Harc.L39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99"/>
          <table:table-cell table:style-name="ce1616" table:number-columns-repeated="2"/>
          <table:table-cell table:style-name="ce236"/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Default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4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1:.$D$43]))&gt;0) &gt; 0" office:value-type="boolean" office:boolean-value="false" calcext:value-type="boolean">
            <text:p>HAMIS</text:p>
          </table:table-cell>
          <table:table-cell table:style-name="ce674" table:formula="of:=SUMPRODUCT(LEN(TRIM([.$E$31:.$E$43]))&gt;0) &gt; 0" office:value-type="boolean" office:boolean-value="false" calcext:value-type="boolean">
            <text:p>HAMIS</text:p>
          </table:table-cell>
          <table:table-cell table:style-name="ce674" table:formula="of:=SUMPRODUCT(LEN(TRIM([.$F$31:.$F$43]))&gt;0) &gt; 0" office:value-type="boolean" office:boolean-value="false" calcext:value-type="boolean">
            <text:p>HAMIS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615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136" office:value-type="string" calcext:value-type="string" table:number-columns-spanned="3" table:number-rows-spanned="1">
            <text:p>TODO: kiszürkítés ÉP</text:p>
          </table:table-cell>
          <table:covered-table-cell table:number-columns-repeated="2" table:style-name="ce30"/>
          <table:table-cell table:number-columns-repeated="21"/>
          <table:table-cell table:style-name="ce45" table:number-columns-repeated="16358"/>
        </table:table-row>
        <table:table-row table:style-name="ro4" table:number-rows-repeated="1048521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3" table:number-columns-repeated="2" table:default-cell-style-name="ce30"/>
        <table:table-column table:style-name="co3" table:number-columns-repeated="16368"/>
        <table:table-row table:style-name="ro13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 table:number-columns-repeated="16369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 table:number-columns-repeated="16369"/>
        </table:table-row>
        <table:table-row table:style-name="ro14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16372"/>
        </table:table-row>
        <table:table-row table:style-name="ro14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16373"/>
        </table:table-row>
        <table:table-row table:style-name="ro14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516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516" table:content-validation-name="val55"/>
          <table:covered-table-cell table:number-columns-repeated="2" table:style-name="ce578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78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16373"/>
        </table:table-row>
        <table:table-row table:style-name="ro4">
          <table:table-cell table:style-name="ce451" table:number-columns-spanned="11" table:number-rows-spanned="1"/>
          <table:covered-table-cell table:number-columns-repeated="10"/>
          <table:table-cell table:number-columns-repeated="5"/>
          <table:table-cell table:style-name="ce30" table:number-columns-repeated="16368"/>
        </table:table-row>
        <table:table-row table:style-name="ro15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4"/>
          <table:table-cell table:style-name="ce30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0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451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7">
          <table:table-cell table:style-name="ce467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67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451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467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67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451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30" table:number-columns-repeated="16368"/>
        </table:table-row>
        <table:table-row table:style-name="ro1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41"/>
          <table:covered-table-cell/>
          <table:table-cell table:style-name="ce641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29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4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29" table:content-validation-name="val45" office:value-type="float" office:value="-3" calcext:value-type="float" table:number-columns-spanned="2" table:number-rows-spanned="1">
            <text:p>-3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2" calcext:value-type="float">
            <text:p>2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4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29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4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29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42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29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29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29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29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0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42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9" calcext:value-type="float" table:number-columns-spanned="2" table:number-rows-spanned="1">
            <text:p>29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30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451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30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04"/>
          <table:table-cell table:style-name="ce504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05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813" table:content-validation-name="val107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05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3" table:content-validation-name="val108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05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3" table:content-validation-name="val109"/>
          <table:table-cell/>
          <table:table-cell table:style-name="ce3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05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3" table:content-validation-name="val110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3" table:content-validation-name="val111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3" table:content-validation-name="val112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813" table:content-validation-name="val113"/>
          <table:table-cell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3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04"/>
          <table:table-cell table:style-name="ce504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05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0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816" table:content-validation-name="val105"/>
          <table:table-cell table:style-name="ce30" table:number-columns-repeated="16368"/>
        </table:table-row>
        <table:table-row table:style-name="ro7">
          <table:table-cell table:style-name="ce489" table:content-validation-name="val38" table:number-columns-spanned="3" table:number-rows-spanned="1"/>
          <table:covered-table-cell table:number-columns-repeated="2" table:style-name="ce505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8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28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733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>
          <table:table-cell table:style-name="ce451" table:number-columns-spanned="5" table:number-rows-spanned="1"/>
          <table:covered-table-cell table:number-columns-repeated="4"/>
          <table:table-cell/>
          <table:table-cell table:style-name="ce628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733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1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30" table:number-columns-repeated="16368"/>
        </table:table-row>
        <table:table-row table:style-name="ro4" table:number-rows-repeated="1048497">
          <table:table-cell table:number-columns-repeated="16"/>
          <table:table-cell table:style-name="ce30" table:number-columns-repeated="16368"/>
        </table:table-row>
        <table:table-row table:style-name="ro4">
          <table:table-cell table:number-columns-repeated="16"/>
          <table:table-cell table:style-name="ce3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7" table:number-columns-repeated="2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6" table:default-cell-style-name="ce525"/>
        <table:table-column table:style-name="co36" table:default-cell-style-name="ce636"/>
        <table:table-column table:style-name="co37" table:default-cell-style-name="ce2"/>
        <table:table-column table:style-name="co38" table:default-cell-style-name="ce525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0" table:default-cell-style-name="ce1496"/>
        <table:table-column table:style-name="co40" table:number-columns-repeated="2" table:default-cell-style-name="ce2"/>
        <table:table-column table:style-name="co40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20">
          <table:table-cell table:style-name="ce530"/>
          <table:table-cell table:style-name="ce873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873" table:content-validation-name="val153" office:value-type="string" calcext:value-type="string">
            <text:p>Módosítók</text:p>
          </table:table-cell>
          <table:table-cell table:style-name="ce873" table:content-validation-name="val160" office:value-type="string" calcext:value-type="string">
            <text:p>Összesen</text:p>
          </table:table-cell>
          <table:table-cell/>
          <table:table-cell table:style-name="ce98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926" table:content-validation-name="val139" office:value-type="float" office:value="7" calcext:value-type="float">
            <text:p>7</text:p>
          </table:table-cell>
          <table:table-cell table:style-name="ce926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012" table:content-validation-name="val161" table:formula="of:=[.C4]+[.B4]+[.D4]" office:value-type="float" office:value="7" calcext:value-type="float">
            <text:p>7</text:p>
          </table:table-cell>
          <table:table-cell/>
          <table:table-cell table:style-name="ce98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143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926" table:content-validation-name="val139" office:value-type="float" office:value="30" calcext:value-type="float">
            <text:p>30</text:p>
          </table:table-cell>
          <table:table-cell table:style-name="ce926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012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number-columns-repeated="6"/>
          <table:table-cell table:style-name="ce98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926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012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98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143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0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982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982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30" table:number-columns-repeated="5"/>
          <table:table-cell/>
          <table:table-cell table:style-name="ce30" table:number-columns-repeated="3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0"/>
          <table:table-cell/>
          <table:table-cell table:style-name="ce788" table:number-columns-repeated="5"/>
          <table:table-cell table:style-name="ce30"/>
          <table:table-cell table:number-columns-repeated="12"/>
          <table:table-cell table:style-name="ce30" table:number-columns-repeated="16356"/>
        </table:table-row>
        <table:table-row table:style-name="ro21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27" table:content-validation-name="val141" office:value-type="string" calcext:value-type="string">
            <text:p>Szint</text:p>
          </table:table-cell>
          <table:table-cell table:style-name="ce927" office:value-type="string" calcext:value-type="string">
            <text:p>TÉ/CÉ</text:p>
          </table:table-cell>
          <table:table-cell table:style-name="ce927" office:value-type="string" calcext:value-type="string">
            <text:p>VÉ</text:p>
          </table:table-cell>
          <table:table-cell table:style-name="ce927" table:content-validation-name="val171" office:value-type="string" calcext:value-type="string">
            <text:p>Harckeret</text:p>
          </table:table-cell>
          <table:table-cell table:style-name="ce927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22"/>
          <table:table-cell table:number-columns-repeated="9"/>
          <table:table-cell table:style-name="ce30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1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 table:style-name="ce1046"/>
          <table:table-cell table:style-name="ce788" table:number-columns-repeated="5"/>
          <table:table-cell table:style-name="ce30"/>
          <table:table-cell table:style-name="ce2"/>
          <table:table-cell/>
          <table:table-cell table:style-name="ce1314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0" table:number-columns-repeated="2"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0"/>
          <table:table-cell/>
          <table:table-cell table:style-name="ce788" table:number-columns-repeated="5"/>
          <table:table-cell table:style-name="ce30"/>
          <table:table-cell table:style-name="ce2"/>
          <table:table-cell/>
          <table:table-cell table:style-name="ce2"/>
          <table:table-cell table:number-columns-repeated="9"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/>
          <table:table-cell table:style-name="ce30" table:number-columns-repeated="6"/>
          <table:table-cell table:style-name="ce680"/>
          <table:table-cell table:number-columns-repeated="11"/>
          <table:table-cell table:style-name="ce30" table:number-columns-repeated="16356"/>
        </table:table-row>
        <table:table-row table:style-name="ro1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0"/>
          <table:covered-table-cell table:style-name="ce1103"/>
          <table:table-cell table:style-name="ce30" table:number-columns-repeated="2"/>
          <table:table-cell table:style-name="ce788" table:number-columns-repeated="2"/>
          <table:table-cell table:style-name="ce30" table:number-columns-repeated="11"/>
          <table:table-cell table:number-columns-repeated="2"/>
          <table:table-cell table:style-name="ce30" table:number-columns-repeated="16356"/>
        </table:table-row>
        <table:table-row table:style-name="ro4">
          <table:table-cell table:style-name="ce827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93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32" office:value-type="string" calcext:value-type="string">
            <text:p>SP</text:p>
          </table:table-cell>
          <table:table-cell table:style-name="ce932" office:value-type="string" calcext:value-type="string">
            <text:p>Pengehossz</text:p>
          </table:table-cell>
          <table:table-cell table:style-name="ce932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0"/>
          <table:table-cell table:style-name="ce30" table:number-columns-repeated="15"/>
          <table:table-cell table:style-name="ce1373"/>
          <table:table-cell/>
          <table:table-cell table:style-name="ce30" table:number-columns-repeated="16356"/>
        </table:table-row>
        <table:table-row table:style-name="ro22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0"/>
          <table:table-cell table:style-name="ce3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322"/>
          <table:table-cell table:number-columns-repeated="8"/>
          <table:table-cell table:style-name="ce30" table:number-columns-repeated="16357"/>
        </table:table-row>
        <table:table-row table:style-name="ro22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0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30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374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380" table:formula="of:=IF([.$X27] = 1; &quot;/&quot; &amp; ([.$U27] + 2); &quot;&quot;)">
            <text:p/>
          </table:table-cell>
          <table:table-cell table:style-name="ce139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0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374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380" table:formula="of:=IF([.$X28] = 1; &quot;/&quot; &amp; ([.$U28] + 2); &quot;&quot;)">
            <text:p/>
          </table:table-cell>
          <table:table-cell table:style-name="ce139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0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307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3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380" table:formula="of:=IF([.$X29] = 1; &quot;/&quot; &amp; ([.$U29] + 2); &quot;&quot;)" office:value-type="string" office:string-value="" calcext:value-type="error">
            <text:p>#N/A</text:p>
          </table:table-cell>
          <table:table-cell table:style-name="ce139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0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307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3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380" table:formula="of:=IF([.$X30] = 1; &quot;/&quot; &amp; ([.$U30] + 2); &quot;&quot;)" office:value-type="string" office:string-value="" calcext:value-type="error">
            <text:p>#N/A</text:p>
          </table:table-cell>
          <table:table-cell table:style-name="ce139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0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307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3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380" table:formula="of:=IF([.$X31] = 1; &quot;/&quot; &amp; ([.$U31] + 2); &quot;&quot;)" office:value-type="string" office:string-value="" calcext:value-type="error">
            <text:p>#N/A</text:p>
          </table:table-cell>
          <table:table-cell table:style-name="ce139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830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0"/>
          <table:table-cell table:style-name="ce3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307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3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380" table:formula="of:=IF([.$X32] = 1; &quot;/&quot; &amp; ([.$U32] + 2); &quot;&quot;)" office:value-type="string" office:string-value="" calcext:value-type="error">
            <text:p>#N/A</text:p>
          </table:table-cell>
          <table:table-cell table:style-name="ce139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1]" office:value-type="float" office:value="0" calcext:value-type="float">
            <text:p>0</text:p>
          </table:table-cell>
          <table:table-cell table:style-name="ce30"/>
          <table:table-cell table:style-name="ce1017" table:number-columns-spanned="2" table:number-rows-spanned="1"/>
          <table:covered-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30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3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38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39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0" table:number-columns-repeated="16357"/>
        </table:table-row>
        <table:table-row table:style-name="ro7">
          <table:table-cell table:style-name="ce30" table:number-columns-repeated="13"/>
          <table:table-cell table:style-name="ce525"/>
          <table:table-cell table:style-name="ce3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3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816"/>
          <table:table-cell/>
          <table:table-cell table:style-name="ce30" table:number-columns-repeated="16357"/>
        </table:table-row>
        <table:table-row table:style-name="ro1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0" table:number-columns-repeated="4"/>
          <table:table-cell table:style-name="ce525"/>
          <table:table-cell table:style-name="ce30" table:number-columns-repeated="2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16"/>
          <table:table-cell/>
          <table:table-cell table:style-name="ce30" table:number-columns-repeated="16357"/>
        </table:table-row>
        <table:table-row table:style-name="ro4">
          <table:table-cell table:style-name="ce827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932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32" office:value-type="string" calcext:value-type="string">
            <text:p>SP</text:p>
          </table:table-cell>
          <table:table-cell table:style-name="ce932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0" table:number-columns-repeated="6"/>
          <table:table-cell table:style-name="ce525"/>
          <table:table-cell table:style-name="ce30"/>
          <table:table-cell table:style-name="ce1852"/>
          <table:table-cell table:style-name="ce367"/>
          <table:table-cell table:style-name="ce30"/>
          <table:table-cell table:style-name="ce367"/>
          <table:table-cell table:style-name="ce30" table:number-columns-repeated="2"/>
          <table:table-cell table:style-name="ce367"/>
          <table:table-cell table:style-name="ce30"/>
          <table:table-cell table:style-name="ce367"/>
          <table:table-cell table:style-name="ce816"/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30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30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30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0" table:number-columns-repeated="6"/>
          <table:table-cell table:style-name="ce525"/>
          <table:table-cell table:style-name="ce3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3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0"/>
          <table:table-cell table:style-name="ce788" table:number-columns-repeated="10"/>
          <table:table-cell table:style-name="ce30"/>
          <table:table-cell/>
          <table:table-cell table:style-name="ce30" table:number-columns-repeated="16356"/>
        </table:table-row>
        <table:table-row table:style-name="ro16">
          <table:table-cell table:style-name="ce3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0"/>
          <table:table-cell table:style-name="ce30"/>
          <table:table-cell table:style-name="ce788" table:number-columns-repeated="3"/>
          <table:table-cell table:style-name="ce30" table:number-columns-repeated="16371"/>
        </table:table-row>
        <table:table-row table:style-name="ro24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30" table:number-columns-repeated="10"/>
          <table:table-cell table:number-columns-repeated="2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3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0" table:number-columns-repeated="3"/>
          <table:table-cell table:number-columns-repeated="6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5"/>
          <table:table-cell table:number-columns-repeated="9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30" table:number-columns-repeated="2"/>
          <table:table-cell table:number-columns-repeated="12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0"/>
          <table:table-cell table:style-name="ce788" table:number-columns-repeated="3"/>
          <table:table-cell table:style-name="ce30" table:number-columns-repeated="12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947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947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4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948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4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948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30" table:number-columns-repeated="10"/>
          <table:table-cell table:number-columns-repeated="3"/>
          <table:table-cell table:style-name="ce30" table:number-columns-repeated="16356"/>
        </table:table-row>
        <table:table-row table:style-name="ro25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948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837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837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2"/>
          <table:table-cell table:style-name="ce30"/>
          <table:table-cell table:style-name="ce1455"/>
          <table:table-cell/>
          <table:table-cell table:style-name="ce30" table:number-columns-repeated="3"/>
          <table:table-cell table:style-name="ce1235"/>
          <table:table-cell table:style-name="ce30" table:number-columns-repeated="11"/>
          <table:table-cell table:number-columns-repeated="3"/>
          <table:table-cell table:style-name="ce30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30"/>
          <table:table-cell table:style-name="ce30"/>
          <table:table-cell/>
          <table:table-cell table:style-name="ce30" table:number-columns-repeated="16374"/>
        </table:table-row>
        <table:table-row table:style-name="ro15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0" table:number-columns-repeated="2"/>
          <table:table-cell table:style-name="ce1843"/>
          <table:table-cell table:style-name="ce1455"/>
          <table:table-cell table:style-name="ce30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0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091" table:number-columns-spanned="2" table:number-rows-spanned="1"/>
          <table:covered-table-cell table:style-name="ce1091"/>
          <table:table-cell table:style-name="ce30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0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1040"/>
          <table:table-cell table:style-name="ce3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0" table:number-columns-repeated="2"/>
          <table:table-cell table:style-name="ce2"/>
          <table:table-cell table:number-columns-repeated="11"/>
          <table:table-cell table:style-name="ce30" table:number-columns-repeated="16356"/>
        </table:table-row>
        <table:table-row table:style-name="ro26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0"/>
          <table:table-cell/>
          <table:table-cell table:style-name="ce30" table:number-columns-repeated="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30" table:number-columns-repeated="17"/>
          <table:table-cell table:number-columns-repeated="11"/>
          <table:table-cell table:style-name="ce30" table:number-columns-repeated="16356"/>
        </table:table-row>
        <table:table-row table:style-name="ro4">
          <table:table-cell table:style-name="ce844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322"/>
          <table:covered-table-cell table:style-name="ce606"/>
          <table:table-cell table:number-columns-repeated="6"/>
          <table:table-cell table:style-name="ce30"/>
          <table:table-cell/>
          <table:table-cell table:style-name="ce30" table:number-columns-repeated="16356"/>
        </table:table-row>
        <table:table-row table:style-name="ro2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023" table:content-validation-name="val9" office:value-type="string" calcext:value-type="string">
            <text:p>Tám/kör</text:p>
          </table:table-cell>
          <table:table-cell table:style-name="ce1023" office:value-type="string" calcext:value-type="string">
            <text:p>TÉ</text:p>
          </table:table-cell>
          <table:table-cell table:style-name="ce1023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910" table:content-validation-name="val132" table:number-columns-spanned="2" table:number-rows-spanned="1"/>
          <table:covered-table-cell table:style-name="ce726" table:content-validation-name="val150"/>
          <table:table-cell table:style-name="ce3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394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910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30"/>
          <table:table-cell/>
          <table:table-cell table:style-name="ce30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0" table:number-columns-repeated="2"/>
          <table:table-cell/>
          <table:table-cell table:style-name="ce1322"/>
          <table:table-cell table:number-columns-repeated="4"/>
          <table:table-cell table:style-name="ce30" table:number-columns-repeated="4"/>
          <table:table-cell/>
          <table:table-cell table:style-name="ce30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04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04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30"/>
          <table:table-cell table:style-name="ce3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0"/>
          <table:table-cell table:style-name="ce1302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2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0"/>
          <table:table-cell table:style-name="ce1304"/>
          <table:table-cell table:style-name="ce1315"/>
          <table:table-cell table:style-name="ce1358"/>
          <table:table-cell table:style-name="ce30" table:number-columns-repeated="16358"/>
        </table:table-row>
        <table:table-row table:style-name="ro4">
          <table:table-cell table:style-name="ce844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0" table:number-columns-repeated="6"/>
          <table:table-cell table:style-name="ce1302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2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1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/>
          <table:table-cell table:style-name="ce1008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0"/>
          <table:table-cell table:style-name="ce1005"/>
          <table:table-cell/>
          <table:table-cell table:style-name="ce30" table:number-columns-repeated="5"/>
          <table:table-cell table:style-name="ce1302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2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2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788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3"/>
          <table:table-cell table:style-name="ce1302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2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2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16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7"/>
          <table:table-cell table:style-name="ce788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0"/>
          <table:table-cell table:style-name="ce1056"/>
          <table:table-cell table:style-name="ce1059" table:number-columns-repeated="3"/>
          <table:table-cell table:style-name="ce30" table:number-columns-repeated="3"/>
          <table:table-cell table:style-name="ce1302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2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0"/>
          <table:table-cell table:number-columns-repeated="3"/>
          <table:table-cell table:style-name="ce30" table:number-columns-repeated="16358"/>
        </table:table-row>
        <table:table-row table:style-name="ro2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916"/>
          <table:table-cell table:style-name="ce1008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0" table:number-columns-repeated="16371"/>
        </table:table-row>
        <table:table-row table:style-name="ro2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16" table:content-validation-name="val137" table:number-columns-spanned="2" table:number-rows-spanned="1"/>
          <table:covered-table-cell table:style-name="ce916"/>
          <table:table-cell table:style-name="ce1010"/>
          <table:table-cell table:style-name="ce1076" table:content-validation-name="val169"/>
          <table:table-cell table:style-name="ce788"/>
          <table:table-cell table:style-name="ce1008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style-name="ce1323"/>
          <table:table-cell table:number-columns-repeated="9"/>
          <table:table-cell table:style-name="ce30" table:number-columns-repeated="16356"/>
        </table:table-row>
        <table:table-row table:style-name="ro2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18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918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3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Default" table:number-columns-repeated="8"/>
          <table:table-cell table:style-name="ce788"/>
          <table:table-cell table:style-name="ce1057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30"/>
          <table:table-cell table:style-name="Default" table:number-columns-repeated="5"/>
          <table:table-cell table:style-name="ce788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30"/>
          <table:covered-table-cell table:style-name="ce1036"/>
          <table:table-cell table:style-name="Default"/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30" table:number-columns-repeated="5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30"/>
          <table:table-cell table:style-name="ce788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/>
          <table:table-cell table:style-name="ce30" table:number-columns-repeated="3"/>
          <table:table-cell table:number-columns-repeated="10"/>
          <table:table-cell table:style-name="ce30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788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8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28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0" table:number-columns-repeated="2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0"/>
          <table:table-cell table:style-name="ce788" table:number-columns-repeated="5"/>
          <table:table-cell table:style-name="ce30" table:number-columns-repeated="4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style-name="ce30" table:number-columns-repeated="4"/>
          <table:table-cell table:style-name="ce788" table:number-columns-repeated="5"/>
          <table:table-cell table:style-name="ce964" table:number-columns-repeated="3"/>
          <table:table-cell table:style-name="ce30"/>
          <table:table-cell/>
          <table:table-cell table:style-name="ce30"/>
          <table:table-cell table:number-columns-repeated="13"/>
          <table:table-cell table:style-name="ce30" table:number-columns-repeated="16356"/>
        </table:table-row>
        <table:table-row table:style-name="ro4">
          <table:table-cell table:number-columns-repeated="3"/>
          <table:table-cell table:style-name="ce30"/>
          <table:table-cell table:style-name="ce788" table:number-columns-repeated="5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 table:number-rows-repeated="2">
          <table:table-cell table:style-name="Default" table:number-columns-repeated="3"/>
          <table:table-cell table:style-name="ce30"/>
          <table:table-cell/>
          <table:table-cell table:style-name="ce788" table:number-columns-repeated="4"/>
          <table:table-cell table:style-name="ce30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0" table:number-columns-repeated="3"/>
          <table:table-cell table:number-columns-repeated="18"/>
          <table:table-cell table:style-name="ce30" table:number-columns-repeated="16356"/>
        </table:table-row>
        <table:table-row table:style-name="ro4">
          <table:table-cell table:style-name="Default" table:number-columns-repeated="3"/>
          <table:table-cell table:number-columns-repeated="4"/>
          <table:table-cell table:style-name="ce30" table:number-columns-repeated="4"/>
          <table:table-cell table:number-columns-repeated="17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3"/>
          <table:table-cell table:number-columns-repeated="16"/>
          <table:table-cell table:style-name="ce30" table:number-columns-repeated="16356"/>
        </table:table-row>
        <table:table-row table:style-name="ro4">
          <table:table-cell table:number-columns-repeated="9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5"/>
          <table:table-cell table:style-name="ce3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30"/>
          <table:table-cell table:number-columns-repeated="21"/>
          <table:table-cell table:style-name="ce30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30" table:number-columns-repeated="16356"/>
        </table:table-row>
        <table:table-row table:style-name="ro4" table:number-rows-repeated="1048470">
          <table:table-cell table:number-columns-repeated="28"/>
          <table:table-cell table:style-name="ce30" table:number-columns-repeated="16356"/>
        </table:table-row>
        <table:table-row table:style-name="ro4">
          <table:table-cell table:number-columns-repeated="28"/>
          <table:table-cell table:style-name="ce3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1504"/>
        <table:table-column table:style-name="co52" table:default-cell-style-name="ce30"/>
        <table:table-column table:style-name="co53" table:default-cell-style-name="ce30"/>
        <table:table-column table:style-name="co54" table:number-columns-repeated="4" table:default-cell-style-name="ce30"/>
        <table:table-column table:style-name="co55" table:default-cell-style-name="ce2"/>
        <table:table-column table:style-name="co56" table:default-cell-style-name="ce30"/>
        <table:table-column table:style-name="co57" table:default-cell-style-name="ce30"/>
        <table:table-column table:style-name="co40" table:default-cell-style-name="ce30"/>
        <table:table-column table:style-name="co58" table:default-cell-style-name="ce854"/>
        <table:table-column table:style-name="co59" table:default-cell-style-name="ce854"/>
        <table:table-column table:style-name="co60" table:default-cell-style-name="ce854"/>
        <table:table-column table:style-name="co40" table:number-columns-repeated="3" table:default-cell-style-name="ce854"/>
        <table:table-column table:style-name="co40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29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1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468"/>
          <table:covered-table-cell table:style-name="ce1390" table:content-validation-name="val128"/>
          <table:covered-table-cell table:style-name="ce1468" table:content-validation-name="val128"/>
          <table:table-cell/>
          <table:table-cell table:style-name="ce451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504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416" table:content-validation-name="val187" table:number-columns-spanned="4" table:number-rows-spanned="1"/>
          <table:covered-table-cell table:style-name="ce1457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451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30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504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457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515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51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416" table:content-validation-name="val189" table:number-columns-spanned="4" table:number-rows-spanned="1"/>
          <table:covered-table-cell table:style-name="ce1457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51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15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515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51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4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4" table:number-rows-repeated="1047887">
          <table:table-cell table:number-columns-repeated="23"/>
          <table:table-cell table:style-name="ce854" table:number-columns-repeated="16361"/>
        </table:table-row>
        <table:table-row table:style-name="ro4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1" table:default-cell-style-name="ce30"/>
        <table:table-column table:style-name="co62" table:default-cell-style-name="ce30"/>
        <table:table-column table:style-name="co3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69" table:default-cell-style-name="ce30"/>
        <table:table-column table:style-name="co3" table:number-columns-repeated="16374"/>
        <table:table-row table:style-name="ro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4">
          <table:table-cell table:style-name="ce1552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4">
          <table:table-cell table:style-name="ce451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451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4">
          <table:table-cell table:style-name="ce15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568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568"/>
          <table:table-cell table:style-name="ce1590" office:value-type="string" calcext:value-type="string" table:number-columns-spanned="3" table:number-rows-spanned="1">
            <text:p>Megjegyzés</text:p>
          </table:table-cell>
          <table:covered-table-cell table:style-name="ce1590"/>
          <table:covered-table-cell table:style-name="ce506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content-validation-name="val211" table:number-columns-spanned="3" table:number-rows-spanned="1"/>
          <table:covered-table-cell table:style-name="ce1605" table:content-validation-name="val211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567" table:content-validation-name="val197"/>
          <table:table-cell table:style-name="ce1567" table:content-validation-name="val202"/>
          <table:table-cell table:style-name="ce158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8" table:content-validation-name="val206"/>
          <table:table-cell table:style-name="ce1605" table:number-columns-spanned="3" table:number-rows-spanned="1"/>
          <table:covered-table-cell table:style-name="ce1605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4">
          <table:table-cell table:style-name="ce1557" table:content-validation-name="val197" table:number-columns-spanned="3" table:number-rows-spanned="1"/>
          <table:covered-table-cell table:number-columns-repeated="2" table:style-name="ce1569" table:content-validation-name="val197"/>
          <table:table-cell table:style-name="ce1569" table:content-validation-name="val203"/>
          <table:table-cell table:style-name="ce158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589" table:content-validation-name="val206"/>
          <table:table-cell table:style-name="ce1606" table:number-columns-spanned="3" table:number-rows-spanned="1"/>
          <table:covered-table-cell table:style-name="ce1606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4">
          <table:table-cell table:style-name="ce451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607" office:value-type="string" calcext:value-type="string" table:number-columns-spanned="3" table:number-rows-spanned="1">
            <text:p>Leíró Hátterek</text:p>
          </table:table-cell>
          <table:covered-table-cell table:style-name="ce1607"/>
          <table:covered-table-cell table:style-name="ce157"/>
          <table:table-cell table:style-name="ce854" table:number-columns-repeated="16375"/>
        </table:table-row>
        <table:table-row table:style-name="ro7">
          <table:table-cell table:style-name="ce1555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568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590" office:value-type="string" calcext:value-type="string" table:number-columns-spanned="2" table:number-rows-spanned="1">
            <text:p>Megjegyzés, eredet</text:p>
          </table:table-cell>
          <table:covered-table-cell table:style-name="ce1590"/>
          <table:table-cell table:style-name="ce1555" office:value-type="string" calcext:value-type="string" table:number-columns-spanned="2" table:number-rows-spanned="1">
            <text:p>Név</text:p>
          </table:table-cell>
          <table:covered-table-cell table:style-name="ce1555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560" table:content-validation-name="val198" table:number-columns-spanned="4" table:number-rows-spanned="1"/>
          <table:covered-table-cell table:style-name="ce351" table:content-validation-name="val198"/>
          <table:covered-table-cell table:style-name="ce1560" table:content-validation-name="val198"/>
          <table:covered-table-cell table:style-name="ce1567" table:content-validation-name="val198"/>
          <table:table-cell table:style-name="ce1567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552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7">
          <table:table-cell table:style-name="ce1555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568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590" office:value-type="string" calcext:value-type="string" table:number-columns-spanned="2" table:number-rows-spanned="1">
            <text:p>Megjegyzés, eredet</text:p>
          </table:table-cell>
          <table:covered-table-cell table:style-name="ce159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12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1555" office:value-type="string" calcext:value-type="string" table:number-columns-spanned="2" table:number-rows-spanned="1">
            <text:p>Név</text:p>
          </table:table-cell>
          <table:covered-table-cell table:style-name="ce1555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62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567" table:content-validation-name="val37"/>
          <table:table-cell table:style-name="ce1567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557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569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4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4">
          <table:table-cell table:style-name="ce1565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567"/>
          <table:covered-table-cell table:style-name="ce62"/>
          <table:table-cell table:style-name="ce1567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565"/>
          <table:covered-table-cell table:style-name="ce440"/>
          <table:table-cell table:style-name="ce1567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567" table:content-validation-name="val200" table:number-columns-spanned="4" table:number-rows-spanned="1"/>
          <table:covered-table-cell table:number-columns-repeated="2" table:style-name="ce1567" table:content-validation-name="val200"/>
          <table:covered-table-cell table:style-name="ce62" table:content-validation-name="val200"/>
          <table:table-cell table:style-name="ce1567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11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4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9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4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4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4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4" table:number-rows-repeated="1048435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0" table:default-cell-style-name="ce1975"/>
        <table:table-column table:style-name="co71" table:default-cell-style-name="ce964"/>
        <table:table-column table:style-name="co72" table:default-cell-style-name="ce964"/>
        <table:table-column table:style-name="co73" table:default-cell-style-name="ce964"/>
        <table:table-column table:style-name="co13" table:default-cell-style-name="ce964"/>
        <table:table-column table:style-name="co74" table:default-cell-style-name="ce964"/>
        <table:table-column table:style-name="co75" table:default-cell-style-name="ce964"/>
        <table:table-column table:style-name="co76" table:default-cell-style-name="ce964"/>
        <table:table-column table:style-name="co77" table:default-cell-style-name="ce964"/>
        <table:table-column table:style-name="co78" table:default-cell-style-name="ce964"/>
        <table:table-column table:style-name="co13" table:default-cell-style-name="ce964"/>
        <table:table-column table:style-name="co79" table:default-cell-style-name="ce964"/>
        <table:table-column table:style-name="co80" table:default-cell-style-name="ce964"/>
        <table:table-column table:style-name="co81" table:default-cell-style-name="ce964"/>
        <table:table-column table:style-name="co82" table:default-cell-style-name="ce964"/>
        <table:table-column table:style-name="co83" table:default-cell-style-name="ce964"/>
        <table:table-column table:style-name="co40" table:default-cell-style-name="ce964"/>
        <table:table-column table:style-name="co40" table:number-columns-repeated="3" table:default-cell-style-name="ce680"/>
        <table:table-column table:style-name="co40" table:number-columns-repeated="2" table:default-cell-style-name="ce964"/>
        <table:table-column table:style-name="co84" table:default-cell-style-name="ce1975"/>
        <table:table-column table:style-name="co40" table:number-columns-repeated="241" table:default-cell-style-name="ce30"/>
        <table:table-column table:style-name="co3" table:default-cell-style-name="ce30"/>
        <table:table-row table:style-name="ro4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31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3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32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3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7">Nagyon</text:span><text:span text:style-name="T18"> drága!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4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7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,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2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,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,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1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0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5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0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,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,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,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,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3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37"/>
        </table:table-row>
        <table:table-row table:style-name="ro4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4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6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31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6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3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31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20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680" table:number-columns-repeated="14"/>
          <table:table-cell table:style-name="ce2237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680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680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office:forms form:automatic-focus="false" form:apply-design-mode="false"/>
        <table:table-column table:style-name="co85" table:default-cell-style-name="ce1729"/>
        <table:table-column table:style-name="co86" table:default-cell-style-name="ce1731"/>
        <table:table-column table:style-name="co87" table:default-cell-style-name="ce1729"/>
        <table:table-column table:style-name="co86" table:default-cell-style-name="ce1731"/>
        <table:table-column table:style-name="co88" table:default-cell-style-name="ce1729"/>
        <table:table-column table:style-name="co89" table:default-cell-style-name="ce1290"/>
        <table:table-column table:style-name="co90" table:default-cell-style-name="ce1729"/>
        <table:table-column table:style-name="co15" table:default-cell-style-name="ce854"/>
        <table:table-column table:style-name="co91" table:default-cell-style-name="ce854"/>
        <table:table-column table:style-name="co92" table:default-cell-style-name="ce854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41"/>
          <table:covered-table-cell table:style-name="ce632"/>
          <table:covered-table-cell table:style-name="ce2241"/>
          <table:covered-table-cell table:style-name="ce1937"/>
          <table:covered-table-cell table:style-name="ce2241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15">
          <table:table-cell table:style-name="ce1713"/>
          <table:table-cell table:style-name="ce2268"/>
          <table:table-cell table:style-name="ce632"/>
          <table:table-cell table:style-name="ce2268"/>
          <table:table-cell table:style-name="ce1937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2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2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27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2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668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2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2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27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2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2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2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2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2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2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2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2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2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2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2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2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4" table:number-rows-repeated="1048509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table:table-column table:style-name="co93" table:default-cell-style-name="ce30"/>
        <table:table-column table:style-name="co94" table:default-cell-style-name="ce2"/>
        <table:table-column table:style-name="co95" table:default-cell-style-name="ce2730"/>
        <table:table-column table:style-name="co96" table:default-cell-style-name="ce30"/>
        <table:table-column table:style-name="co97" table:default-cell-style-name="ce2737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101" table:default-cell-style-name="ce764"/>
        <table:table-column table:style-name="co102" table:default-cell-style-name="ce30"/>
        <table:table-column table:style-name="co103" table:default-cell-style-name="ce30"/>
        <table:table-column table:style-name="co104" table:default-cell-style-name="ce854"/>
        <table:table-column table:style-name="co105" table:default-cell-style-name="ce30"/>
        <table:table-column table:style-name="co106" table:default-cell-style-name="ce30"/>
        <table:table-column table:style-name="co107" table:default-cell-style-name="ce30"/>
        <table:table-column table:style-name="co16" table:default-cell-style-name="ce854"/>
        <table:table-column table:style-name="co3" table:default-cell-style-name="ce854"/>
        <table:table-column table:style-name="co3" table:number-columns-repeated="16367"/>
        <table:table-row table:style-name="ro15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1966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15">
          <table:table-cell table:style-name="ce2716"/>
          <table:table-cell table:style-name="ce1843"/>
          <table:table-cell table:style-name="ce1966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4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3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30"/>
          <table:table-cell/>
          <table:table-cell table:style-name="ce854" table:number-columns-repeated="16367"/>
        </table:table-row>
        <table:table-row table:style-name="ro4">
          <table:table-cell table:style-name="ce854"/>
          <table:table-cell table:style-name="ce632"/>
          <table:table-cell table:style-name="ce3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3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30"/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737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3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0">
          <table:table-cell table:style-name="ce2668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632"/>
          <table:table-cell table:style-name="ce3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5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5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727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5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5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37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10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6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5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5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5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10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4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5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5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5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734" office:value-type="string" calcext:value-type="string">
            <text:p><text:span text:style-name="T5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5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5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5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5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10">
          <table:table-cell table:style-name="ce2720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4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4" table:number-rows-repeated="1048426">
          <table:table-cell table:number-columns-repeated="17"/>
          <table:table-cell table:style-name="ce854" table:number-columns-repeated="16367"/>
        </table:table-row>
        <table:table-row table:style-name="ro4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108" table:default-cell-style-name="ce30"/>
        <table:table-column table:style-name="co109" table:default-cell-style-name="ce30"/>
        <table:table-column table:style-name="co40" table:number-columns-repeated="254"/>
        <table:table-column table:style-name="co3" table:number-columns-repeated="16128"/>
        <table:table-row table:style-name="ro4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30" table:number-columns-repeated="16382"/>
        </table:table-row>
        <table:table-row table:style-name="ro38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8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39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8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40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8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30" table:number-columns-repeated="16382"/>
        </table:table-row>
        <table:table-row table:style-name="ro39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29"/>
          <table:table-cell table:style-name="ce30" table:number-columns-repeated="16382"/>
        </table:table-row>
        <table:table-row table:style-name="ro38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8">
          <table:table-cell table:style-name="ce2629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42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41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10" table:default-cell-style-name="ce854"/>
        <table:table-column table:style-name="co3" table:number-columns-repeated="2" table:default-cell-style-name="ce854"/>
        <table:table-column table:style-name="co3" table:number-columns-repeated="16381"/>
        <table:table-row table:style-name="ro7">
          <table:table-cell table:style-name="ce2750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4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4">
          <table:table-cell table:style-name="Default" table:number-columns-repeated="16384"/>
        </table:table-row>
        <table:table-row table:style-name="ro7">
          <table:table-cell table:style-name="ce2750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854" table:number-columns-repeated="16381"/>
        </table:table-row>
        <table:table-row table:style-name="ro4">
          <table:table-cell table:style-name="ce2751"/>
          <table:table-cell table:style-name="Default"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37">
          <table:table-cell table:style-name="ce2758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3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43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3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table:style-name="ce2756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table:style-name="ce2756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0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44">
          <table:table-cell table:style-name="ce2761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27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4" table:number-rows-repeated="2">
          <table:table-cell table:number-columns-repeated="3"/>
          <table:table-cell table:style-name="ce854" table:number-columns-repeated="16381"/>
        </table:table-row>
        <table:table-row table:style-name="ro44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45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7774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1" table:default-cell-style-name="ce30"/>
        <table:table-column table:style-name="co112" table:default-cell-style-name="ce964"/>
        <table:table-column table:style-name="co113" table:default-cell-style-name="ce30"/>
        <table:table-column table:style-name="co114" table:default-cell-style-name="ce30"/>
        <table:table-column table:style-name="co115" table:default-cell-style-name="ce30"/>
        <table:table-column table:style-name="co61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default-cell-style-name="ce30"/>
        <table:table-column table:style-name="co129" table:number-columns-repeated="2" table:default-cell-style-name="ce2"/>
        <table:table-column table:style-name="co129" table:default-cell-style-name="ce30"/>
        <table:table-column table:style-name="co40" table:number-columns-repeated="2" table:default-cell-style-name="ce30"/>
        <table:table-column table:style-name="co38" table:number-columns-repeated="9" table:default-cell-style-name="ce30"/>
        <table:table-column table:style-name="co40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38"/>
          <table:covered-table-cell table:number-columns-repeated="6" table:style-name="ce1103"/>
          <table:covered-table-cell table:number-columns-repeated="3" table:style-name="ce2471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38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471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49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20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6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455" office:value-type="string" calcext:value-type="string">
            <text:p>Szint</text:p>
          </table:table-cell>
          <table:table-cell table:style-name="ce2455" office:value-type="string" calcext:value-type="string" table:number-columns-spanned="2" table:number-rows-spanned="1">
            <text:p>KP</text:p>
          </table:table-cell>
          <table:covered-table-cell table:style-name="ce2455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2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2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49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20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491" office:value-type="string" calcext:value-type="string">
            <text:p>Fok</text:p>
          </table:table-cell>
          <table:table-cell table:style-name="ce249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0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2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2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22">
          <table:table-cell/>
          <table:table-cell table:style-name="ce788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15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ce788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352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15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49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15" table:content-validation-name="val37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15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15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15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15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315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15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15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33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315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491" table:content-validation-name="val222" office:value-type="string" calcext:value-type="string">
            <text:p>Fok</text:p>
          </table:table-cell>
          <table:table-cell table:style-name="ce249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2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22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491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315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315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315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8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433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499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47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499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499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499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499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499" table:content-validation-name="val37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20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499" table:content-validation-name="val3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27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48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408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486" table:content-validation-name="val37" office:value-type="float" office:value="0" calcext:value-type="float">
            <text:p>0</text:p>
          </table:table-cell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408" table:content-validation-name="val37" office:value-type="float" office:value="5" calcext:value-type="float">
            <text:p>5</text:p>
          </table:table-cell>
          <table:table-cell table:style-name="ce2408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502" table:content-validation-name="val37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408" table:content-validation-name="val37" office:value-type="float" office:value="10" calcext:value-type="float">
            <text:p>10</text:p>
          </table:table-cell>
          <table:table-cell table:style-name="ce2408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2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499" table:content-validation-name="val3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408" table:content-validation-name="val37" office:value-type="float" office:value="15" calcext:value-type="float">
            <text:p>15</text:p>
          </table:table-cell>
          <table:table-cell table:style-name="ce2408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499" table:content-validation-name="val3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2" table:content-validation-name="val37"/>
          <table:table-cell table:style-name="ce2440" table:content-validation-name="val37"/>
          <table:table-cell table:style-name="ce2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499" table:content-validation-name="val37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48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4" table:content-validation-name="val37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27" table:content-validation-name="val37"/>
          <table:covered-table-cell table:style-name="ce525" table:content-validation-name="val37"/>
          <table:table-cell table:style-name="Default"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2" office:value-type="float" office:value="4" calcext:value-type="float">
            <text:p>4</text:p>
          </table:table-cell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Alapanyag neve</text:p>
          </table:table-cell>
          <table:table-cell table:style-name="ce2411" table:content-validation-name="val37"/>
          <table:table-cell table:style-name="ce2415" table:content-validation-name="val37" office:value-type="string" calcext:value-type="string" table:number-columns-spanned="2" table:number-rows-spanned="1">
            <text:p>SFÉ</text:p>
          </table:table-cell>
          <table:covered-table-cell table:style-name="ce2415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2415" table:content-validation-name="val37"/>
          <table:covered-table-cell table:style-name="ce2446" table:content-validation-name="val37"/>
          <table:covered-table-cell table:style-name="Default"/>
          <table:table-cell table:style-name="Default" table:number-columns-repeated="3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2" office:value-type="float" office:value="3" calcext:value-type="float">
            <text:p>3</text:p>
          </table:table-cell>
          <table:table-cell table:style-name="ce2499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204" table:content-validation-name="val37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7" office:value-type="string" calcext:value-type="string">
            <text:p>Energia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0" office:value-type="string" calcext:value-type="string">
            <text:p>Pocsék</text:p>
          </table:table-cell>
          <table:table-cell table:style-name="ce1616" table:content-validation-name="val220" office:value-type="string" calcext:value-type="string">
            <text:p>Átlagos</text:p>
          </table:table-cell>
          <table:table-cell table:style-name="ce2019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2" office:value-type="float" office:value="2" calcext:value-type="float">
            <text:p>2</text:p>
          </table:table-cell>
          <table:table-cell table:style-name="ce2499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7" office:value-type="float" office:value="4" calcext:value-type="float">
            <text:p>4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499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7" office:value-type="float" office:value="5" calcext:value-type="float">
            <text:p>5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2" office:value-type="float" office:value="1" calcext:value-type="float">
            <text:p>1</text:p>
          </table:table-cell>
          <table:table-cell table:style-name="ce2499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7" office:value-type="float" office:value="14" calcext:value-type="float">
            <text:p>14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616" office:value-type="float" office:value="0" calcext:value-type="float">
            <text:p>0</text:p>
          </table:table-cell>
          <table:table-cell table:style-name="Default" table:number-columns-repeated="3"/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7" office:value-type="float" office:value="15" calcext:value-type="float">
            <text:p>15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,25</text:p>
          </table:table-cell>
          <table:table-cell table:style-name="Default" table:number-columns-repeated="3"/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499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7" office:value-type="float" office:value="13" calcext:value-type="float">
            <text:p>13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2" office:value-type="float" office:value="-1" calcext:value-type="float">
            <text:p>-1</text:p>
          </table:table-cell>
          <table:table-cell table:style-name="ce2499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7" office:value-type="float" office:value="10" calcext:value-type="float">
            <text:p>10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Default" table:number-columns-repeated="3"/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2" office:value-type="float" office:value="-2" calcext:value-type="float">
            <text:p>-2</text:p>
          </table:table-cell>
          <table:table-cell table:style-name="ce250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11"/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499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499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45" table:content-validation-name="val37" office:value-type="string" calcext:value-type="string">
            <text:p>Fémalapanyag</text:p>
          </table:table-cell>
          <table:table-cell table:style-name="ce2415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499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499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,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48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486" office:value-type="float" office:value="0" calcext:value-type="float">
            <text:p>0</text:p>
          </table:table-cell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486" office:value-type="float" office:value="1" calcext:value-type="float">
            <text:p>1</text:p>
          </table:table-cell>
          <table:table-cell table:style-name="ce250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502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499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499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499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499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499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27" table:content-validation-name="val219" office:value-type="string" calcext:value-type="string">
            <text:p>TÉ</text:p>
          </table:table-cell>
          <table:table-cell table:style-name="ce2437" table:content-validation-name="val219" office:value-type="string" calcext:value-type="string">
            <text:p>VÉ</text:p>
          </table:table-cell>
          <table:table-cell table:number-columns-repeated="8"/>
          <table:table-cell table:style-name="ce248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20" table:content-validation-name="val219" table:formula="of:=VLOOKUP([.$C81];harcmodorok;2)" office:value-type="float" office:value="-9" calcext:value-type="float">
            <text:p>-9</text:p>
          </table:table-cell>
          <table:table-cell table:style-name="ce242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486" table:number-columns-repeated="2"/>
          <table:table-cell table:style-name="ce2486" office:value-type="float" office:value="0" calcext:value-type="float">
            <text:p>0</text:p>
          </table:table-cell>
          <table:table-cell table:style-name="ce2499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20" table:content-validation-name="val219" table:formula="of:=VLOOKUP([.$C82];harcmodorok;2)" office:value-type="float" office:value="3" calcext:value-type="float">
            <text:p>3</text:p>
          </table:table-cell>
          <table:table-cell table:style-name="ce242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50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20" table:content-validation-name="val219" table:formula="of:=VLOOKUP([.$C83];harcmodorok;2)" office:value-type="float" office:value="6" calcext:value-type="float">
            <text:p>6</text:p>
          </table:table-cell>
          <table:table-cell table:style-name="ce242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20" table:content-validation-name="val219" table:formula="of:=VLOOKUP([.$C84];harcmodorok;2)" office:value-type="float" office:value="9" calcext:value-type="float">
            <text:p>9</text:p>
          </table:table-cell>
          <table:table-cell table:style-name="ce242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35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27" table:content-validation-name="val118" office:value-type="string" calcext:value-type="string">
            <text:p>TÉ</text:p>
          </table:table-cell>
          <table:table-cell table:style-name="ce2437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2" table:style-name="ce2420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20" office:value-type="float" office:value="6" calcext:value-type="float">
            <text:p>6</text:p>
          </table:table-cell>
          <table:table-cell table:number-columns-repeated="2" table:style-name="ce2420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20" office:value-type="float" office:value="9" calcext:value-type="float">
            <text:p>9</text:p>
          </table:table-cell>
          <table:table-cell table:number-columns-repeated="2" table:style-name="ce2420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11"/>
          <table:table-cell table:number-columns-repeated="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 table:number-columns-repeated="2"/>
          <table:table-cell table:style-name="Default" table:number-columns-repeated="4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/>
          <table:table-cell table:style-name="ce788"/>
          <table:table-cell table:number-columns-repeated="15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7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/>
          <table:table-cell table:style-name="ce30"/>
          <table:table-cell table:style-name="ce1290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0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0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 table:number-rows-repeated="2">
          <table:table-cell table:style-name="ce2155"/>
          <table:table-cell table:number-columns-repeated="4"/>
          <table:table-cell table:style-name="ce2440"/>
          <table:table-cell table:style-name="ce2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0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0"/>
          <table:table-cell table:style-name="ce2" table:number-columns-repeated="6"/>
          <table:table-cell table:style-name="ce2540"/>
          <table:table-cell table:number-columns-repeated="20"/>
          <table:table-cell table:style-name="ce30" table:number-columns-repeated="16351"/>
        </table:table-row>
        <table:table-row table:style-name="ro4" table:number-rows-repeated="65294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style-name="ce2440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style-name="ce2155"/>
          <table:table-cell table:style-name="ce2024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0" table:number-columns-repeated="16351"/>
        </table:table-row>
        <table:table-row table:style-name="ro4" table:number-rows-repeated="983090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0" table:default-cell-style-name="ce30"/>
        <table:table-column table:style-name="co3" table:number-columns-repeated="2" table:default-cell-style-name="ce854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48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41"/>
          <table:table-cell table:style-name="ce1290"/>
          <table:table-cell table:style-name="ce854" table:number-columns-repeated="16381"/>
        </table:table-row>
        <table:table-row table:style-name="ro38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8567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00.00.00</text:date>, <text:time style:data-style-name="N2" text:time-value="00:22:16.03165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27T00:31:21.973818000</dc:date>
    <meta:editing-cycles>1492</meta:editing-cycles>
    <meta:editing-duration>P13DT6H15M16S</meta:editing-duration>
    <meta:document-statistic meta:table-count="12" meta:cell-count="5185" meta:object-count="0"/>
    <meta:user-defined meta:name="Author">Fekete Bálint (Kaktusztea, Ailtas)</meta:user-defined>
    <meta:user-defined meta:name="Szerepjáték">Szilánk RPG</meta:user-defined>
  </office:meta>
</office:document-meta>
</file>